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vertical-align="middle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fill-color="#66ff99" draw:textarea-vertical-align="middle"/>
    </style:style>
    <style:style style:name="gr6" style:family="graphic" style:parent-style-name="standard">
      <style:graphic-properties draw:fill-color="#ff66ff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25cm" svg:height="1.619cm" svg:x="14.508cm" svg:y="27.456cm">
          <text:p text:style-name="P1"><text:span text:style-name="T1">Start</text:span></text:p>
        </draw:rect>
        <draw:custom-shape draw:style-name="gr2" draw:text-style-name="P1" draw:layer="layout" svg:width="9.872cm" svg:height="4.705cm" svg:x="22.949cm" svg:y="29.026cm">
          <text:p text:style-name="P1"><text:span text:style-name="T1">Obstacle </text:span></text:p>
          <text:p text:style-name="P1"><text:span text:style-name="T1">Detection</text:span><text:span text:style-name="T2">:</text:span></text:p>
          <text:p text:style-name="P1"><text:span text:style-name="T3">Did you detect an</text:span></text:p>
          <text:p text:style-name="P1"><text:span text:style-name="T3"><text:s/></text:span><text:span text:style-name="T3">obstacle ahead?</text:span></text:p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8.038cm" svg:y1="20.216cm" svg:x2="37.466cm" svg:y2="20.218cm">
          <text:p/>
        </draw:line>
        <draw:frame draw:style-name="gr4" draw:layer="layout" svg:width="2.097cm" svg:height="0.963cm" svg:x="28.37cm" svg:y="21.27cm">
          <draw:text-box>
            <text:p>YES</text:p>
          </draw:text-box>
        </draw:frame>
        <draw:rect draw:style-name="gr5" draw:text-style-name="P1" draw:layer="layout" svg:width="5.534cm" svg:height="2.673cm" svg:x="37.322cm" svg:y="34.69cm">
          <text:p text:style-name="P1"><text:span text:style-name="T1">Turn Left or Right</text:span></text:p>
          <text:p text:style-name="P1"/>
          <text:p text:style-name="P1">2 x 45deg turn</text:p>
        </draw:rect>
        <draw:rect draw:style-name="gr6" draw:text-style-name="P1" draw:layer="layout" svg:width="5.147cm" svg:height="2.272cm" svg:x="37.508cm" svg:y="27.098cm">
          <text:p text:style-name="P1"><text:span text:style-name="T1">Fly Forward</text:span></text:p>
        </draw:rect>
        <draw:custom-shape draw:style-name="gr2" draw:text-style-name="P1" draw:layer="layout" svg:width="9.872cm" svg:height="4.957cm" svg:x="23.129cm" svg:y="22.569cm">
          <text:p text:style-name="P1"><text:span text:style-name="T1">Flight Area</text:span></text:p>
          <text:p text:style-name="P1"><text:span text:style-name="T1">Control</text:span><text:span text:style-name="T2">:</text:span></text:p>
          <text:p text:style-name="P1"><text:span text:style-name="T3">Are you outside </text:span></text:p>
          <text:p text:style-name="P1"><text:span text:style-name="T3">the flight area?</text:span></text:p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1" draw:layer="layout" svg:width="5.534cm" svg:height="2.673cm" svg:x="37.528cm" svg:y="18.943cm">
          <text:p text:style-name="P1"><text:span text:style-name="T1">Turn around</text:span></text:p>
          <text:p text:style-name="P1"/>
          <text:p text:style-name="P1">4 x 45deg turn</text:p>
        </draw:rect>
        <draw:line draw:style-name="gr7" draw:text-style-name="P1" draw:layer="layout" svg:x1="18.281cm" svg:y1="28.302cm" svg:x2="20.085cm" svg:y2="28.302cm">
          <text:p/>
        </draw:line>
        <draw:line draw:style-name="gr7" draw:text-style-name="P1" draw:layer="layout" svg:x1="20.165cm" svg:y1="31.389cm" svg:x2="20.165cm" svg:y2="25.055cm">
          <text:p/>
        </draw:line>
        <draw:line draw:style-name="gr3" draw:text-style-name="P1" draw:layer="layout" svg:x1="20.125cm" svg:y1="25.095cm" svg:x2="23.051cm" svg:y2="25.095cm">
          <text:p/>
        </draw:line>
        <draw:line draw:style-name="gr3" draw:text-style-name="P1" draw:layer="layout" svg:x1="20.165cm" svg:y1="31.389cm" svg:x2="22.891cm" svg:y2="31.389cm">
          <text:p/>
        </draw:line>
        <draw:line draw:style-name="gr7" draw:text-style-name="P1" draw:layer="layout" svg:x1="35.278cm" svg:y1="25.034cm" svg:x2="35.278cm" svg:y2="31.412cm">
          <text:p/>
        </draw:line>
        <draw:line draw:style-name="gr3" draw:text-style-name="P1" draw:layer="layout" svg:x1="35.278cm" svg:y1="28.423cm" svg:x2="37.563cm" svg:y2="28.423cm">
          <text:p/>
        </draw:line>
        <draw:line draw:style-name="gr7" draw:text-style-name="P1" draw:layer="layout" svg:x1="32.993cm" svg:y1="25.055cm" svg:x2="35.278cm" svg:y2="25.055cm">
          <text:p/>
        </draw:line>
        <draw:line draw:style-name="gr7" draw:text-style-name="P1" draw:layer="layout" svg:x1="32.833cm" svg:y1="31.389cm" svg:x2="35.238cm" svg:y2="31.389cm">
          <text:p/>
        </draw:line>
        <draw:line draw:style-name="gr7" draw:text-style-name="P1" draw:layer="layout" svg:x1="28.062cm" svg:y1="22.529cm" svg:x2="28.062cm" svg:y2="20.204cm">
          <text:p/>
        </draw:line>
        <draw:line draw:style-name="gr7" draw:text-style-name="P1" draw:layer="layout" svg:x1="27.861cm" svg:y1="36.079cm" svg:x2="27.861cm" svg:y2="33.754cm">
          <text:p/>
        </draw:line>
        <draw:line draw:style-name="gr3" draw:text-style-name="P1" draw:layer="layout" svg:x1="27.878cm" svg:y1="36.051cm" svg:x2="37.306cm" svg:y2="36.053cm">
          <text:p/>
        </draw:line>
        <draw:line draw:style-name="gr3" draw:text-style-name="P1" draw:layer="layout" svg:x1="40.244cm" svg:y1="21.619cm" svg:x2="40.244cm" svg:y2="27.085cm">
          <text:p/>
        </draw:line>
        <draw:line draw:style-name="gr3" draw:text-style-name="P1" draw:layer="layout" svg:x1="40.175cm" svg:y1="34.639cm" svg:x2="40.175cm" svg:y2="29.347cm">
          <text:p/>
        </draw:line>
        <draw:frame draw:style-name="gr4" draw:layer="layout" svg:width="2.097cm" svg:height="0.963cm" svg:x="28.275cm" svg:y="34.168cm">
          <draw:text-box>
            <text:p>YES</text:p>
          </draw:text-box>
        </draw:frame>
        <draw:frame draw:style-name="gr4" draw:layer="layout" svg:width="2.097cm" svg:height="0.963cm" svg:x="33.06cm" svg:y="24.116cm">
          <draw:text-box>
            <text:p>NO</text:p>
          </draw:text-box>
        </draw:frame>
        <draw:frame draw:style-name="gr4" draw:layer="layout" svg:width="2.097cm" svg:height="0.963cm" svg:x="32.9cm" svg:y="31.573cm">
          <draw:text-box>
            <text:p>NO</text:p>
          </draw:text-box>
        </draw:frame>
        <draw:line draw:style-name="gr7" draw:text-style-name="P1" draw:layer="layout" svg:x1="42.614cm" svg:y1="28.302cm" svg:x2="45.54cm" svg:y2="28.302cm">
          <text:p/>
        </draw:line>
        <draw:line draw:style-name="gr7" draw:text-style-name="P1" draw:layer="layout" svg:x1="45.5cm" svg:y1="28.321cm" svg:x2="45.5cm" svg:y2="38.904cm">
          <text:p/>
        </draw:line>
        <draw:line draw:style-name="gr7" draw:text-style-name="P1" draw:layer="layout" svg:x1="45.5cm" svg:y1="38.966cm" svg:x2="16.324cm" svg:y2="38.939cm">
          <text:p/>
        </draw:line>
        <draw:line draw:style-name="gr3" draw:text-style-name="P1" draw:layer="layout" svg:x1="16.316cm" svg:y1="39.006cm" svg:x2="16.316cm" svg:y2="29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ong Hun Lee</meta:initial-creator>
    <meta:creation-date>2015-04-16T02:31:45.59</meta:creation-date>
    <dc:date>2015-04-16T23:14:52.04</dc:date>
    <dc:creator>Seong Hun Lee</dc:creator>
    <meta:editing-duration>PT43M55S</meta:editing-duration>
    <meta:editing-cycles>3</meta:editing-cycles>
    <meta:generator>OpenOffice/4.1.1$Win32 OpenOffice.org_project/411m6$Build-9775</meta:generator>
    <meta:document-statistic meta:object-count="28"/>
  </office:meta>
</office:document-meta>
</file>